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6pt" fo:language="fr" fo:country="CA" fo:font-weight="bold" officeooo:rsid="0014c4c5" officeooo:paragraph-rsid="0014c4c5"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4pt" fo:language="fr" fo:country="CA" fo:font-weight="normal" officeooo:rsid="0014c4c5" officeooo:paragraph-rsid="0014c4c5"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language="fr" fo:country="CA" fo:font-weight="normal" officeooo:rsid="0014c4c5" officeooo:paragraph-rsid="00164f21"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language="fr" fo:country="CA" fo:font-weight="normal" officeooo:rsid="00164f21" officeooo:paragraph-rsid="00164f21"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fr" fo:country="CA" fo:font-weight="normal" officeooo:rsid="0014c4c5" officeooo:paragraph-rsid="0014c4c5"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fr" fo:country="CA" fo:font-weight="normal" officeooo:rsid="001ab8bf" officeooo:paragraph-rsid="001ab8bf"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fo:language="fr" fo:country="CA" fo:font-weight="normal" officeooo:rsid="001c6878" officeooo:paragraph-rsid="001c6878"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fr" fo:country="CA" fo:font-weight="normal" officeooo:rsid="001da0c5" officeooo:paragraph-rsid="001da0c5"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fr" fo:country="CA" fo:font-weight="normal" officeooo:rsid="001fedc7" officeooo:paragraph-rsid="001fedc7" style:font-size-asian="12.25pt" style:font-weight-asian="normal" style:font-size-complex="14pt" style:font-weight-complex="normal"/>
    </style:style>
    <style:style style:name="T1" style:family="text">
      <style:text-properties officeooo:rsid="0014f2af"/>
    </style:style>
    <style:style style:name="T2" style:family="text">
      <style:text-properties officeooo:rsid="00164f21"/>
    </style:style>
    <style:style style:name="T3" style:family="text">
      <style:text-properties officeooo:rsid="00199ace"/>
    </style:style>
    <style:style style:name="T4" style:family="text">
      <style:text-properties officeooo:rsid="001ab8bf"/>
    </style:style>
    <style:style style:name="T5" style:family="text">
      <style:text-properties officeooo:rsid="001c6878"/>
    </style:style>
    <style:style style:name="T6" style:family="text">
      <style:text-properties officeooo:rsid="001f9fe1"/>
    </style:style>
    <style:style style:name="T7" style:family="text">
      <style:text-properties officeooo:rsid="00209e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des plugins:</text:p>
      <text:p text:style-name="P2"/>
      <text:p text:style-name="P3">LocalFilesEditor: <text:span text:style-name="T2">Le plugin LocalFilesEditor permet aux administrateurs de changer les fichiers de configuration pour pouvoir par exemple changer les fichiers de langue ou permettre le téléversement de différents types des fichiers.</text:span></text:p>
      <text:p text:style-name="P3"/>
      <text:p text:style-name="P4">Voici la configuration nécessaire pour bien faire fonctionner le plugin : </text:p>
      <text:p text:style-name="P4"/>
      <text:p text:style-name="P4">&lt;?php</text:p>
      <text:p text:style-name="P4"/>
      <text:p text:style-name="P4">$conf['upload_form_all_types'] = true;</text:p>
      <text:p text:style-name="P4">$conf['sync_chars_regex'] = '/^[a-zA-Z0-9-_. ]+$/';</text:p>
      <text:p text:style-name="P4">$conf['file_ext'] = array_merge(</text:p>
      <text:p text:style-name="P4"><text:s/>$conf['picture_ext'],</text:p>
      <text:p text:style-name="P4"><text:s/>array('tiff', 'tif', 'mpg','zip','avi','mp3','ogg','pdf', 'txt', 'csv')</text:p>
      <text:p text:style-name="P4"><text:s/>);</text:p>
      <text:p text:style-name="P4"/>
      <text:p text:style-name="P4">?&gt;</text:p>
      <text:p text:style-name="P3"/>
      <text:p text:style-name="P3">Charlies: <text:span text:style-name="T1">Le plugin Charlies permet de faire afficher des PDF, des vidéos, des fichiers MP3, etc. Dans le contexte de PIAFS, le plugin a été modifié pour permettre d’afficher aussi des fichiers textes. Pour pouvoir bien l’utiliser, il faut préalablement avoir activé LocalFilesEditor pour permettre de téléverser des fichiers PDF, txt, etc.</text:span></text:p>
      <text:p text:style-name="P2"/>
      <text:p text:style-name="P2">Community: <text:span text:style-name="T2">Le plugin Community donne le droit aux utilisateurs de mettre en ligne des documents. Pour bien faire fonctionner PIAFS, il est extrêmement important pour le webmestre de donner différentes permissions aux différents utilisateurs pour que chacun des membres de la famille puisse avoir accès seulement aux documents le concernant.</text:span></text:p>
      <text:p text:style-name="P2"/>
      <text:p text:style-name="P2">EditText: <text:span text:style-name="T3">Le plugin EditText permet de créer et d’éditer des fichiers textes. Pour bien le faire fonctionner, il est préférable d’avoir activé le plugin Charlies. Sans celui-ci, il est impossible de voir les fichiers textes que l’on modifie ou ajoute.</text:span></text:p>
      <text:p text:style-name="P2"/>
      <text:p text:style-name="P6">Le plugin se divise en deux sections : Premièrement, dans la section administrative de Piwigo dans la section Photos→Add se trouve un nouvel onglet se nommant « Ajouter un document texte ». On peut choisir l’album dans lequel notre document texte va se trouver, inscrire un nom pour le fichier et écrire son contenu. Une fois que l’utilisateur a cliqué le bouton de confirmation, le document va se créer dans l’album que l’on a choisi.</text:p>
      <text:p text:style-name="P6"/>
      <text:p text:style-name="P6">Deuxièmement, si on va dans les propriétés d’une façon spécifique, il y a un onglet s’appellant « Edit Text ». Si on possède un document texte, le contenu de la boîte d’édition du texte va se remplir avec le texte de notre document. Il nous est possible par <text:soft-page-break/>la suite de modifier le texte que l’on souhaite avoir dans notre document. Une fois que l’utilisateur a confirmé l’édition du texte, le document se met à jour automatiquement.</text:p>
      <text:p text:style-name="P2"/>
      <text:p text:style-name="P2">MedicMonitor: <text:span text:style-name="T4">Le plugin MedicMonitor sert à faire un suivi de ses conditions médicales au fil du temps. Pour bien faire fonctionner le plugin, il est nécessaire d’avoir activé Community pour permettre aux utilisateurs de faire un téléversement du suivi de leurs conditions médicales.</text:span></text:p>
      <text:p text:style-name="P2"/>
      <text:p text:style-name="P7">Le plugin se divise en deux sections : La section administrative dans laquelle on peut choisir quelles colonnes d’information l’utilisateur doit inscrire dans son tableau et la section utilisateur ou celui-ci peut entrer ses informations pour faire un suivi. Le tableau de suivi est impossible à remplir tant que l’administrateur n’a pas défini les colonnes à remplir.</text:p>
      <text:p text:style-name="P2"/>
      <text:p text:style-name="P2">UserInfo: <text:span text:style-name="T5">Le plugin UserInfo sert à remplir un formulaire d’information de santé pour les utilisateurs et à aller collecter celui-ci.</text:span></text:p>
      <text:p text:style-name="P2"/>
      <text:p text:style-name="P8">Le plugin se divise en trois sections : La section administrative où on définit les champs du formulaire que l’utilisateur doit remplir, la section utilisateur où l’utilisateur doit remplir le formulaire et la section d’importation des données où l’administrateur peut télécharger les données venant du formulaire.</text:p>
      <text:p text:style-name="P8"/>
      <text:p text:style-name="P8">L’administrateur peut choisir quels champs avoir dans son formulaire parmi 4 choix : texte, nombre, date et sélection de choix. Le choix de sélection de choix permet à l’administrateur d’entrer les différentes possibilités que l’utilisateur peut entrer. <text:span text:style-name="T6">Ex : Sexe : Homme, Femme ou Autre. </text:span></text:p>
      <text:p text:style-name="P8"/>
      <text:p text:style-name="P9">Dans la section utilisateur, les champs apparaissent avec le nom qui leur a été donné par l’administrateur et selon le type de donnée défini par l’administrateur. Un processus de validation est fait pour s’assurer que les utilisateurs ne puissent pas entrer n’importe quoi.</text:p>
      <text:p text:style-name="P9"/>
      <text:p text:style-name="P9">Finalement, <text:span text:style-name="T7">dans la section administrateur Users→ Manage se trouve un onglet « Export users infos ». Dans celle-ci se trouve un simple bouton qui nous permet de télécharger les informations entrées dans le formulaire pour chacun des utilisat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6:09:27.200551002</meta:creation-date>
    <dc:date>2017-03-08T11:40:31.336465416</dc:date>
    <meta:editing-duration>PT1H43M46S</meta:editing-duration>
    <meta:editing-cycles>8</meta:editing-cycles>
    <meta:generator>LibreOffice/5.1.4.2$Linux_X86_64 LibreOffice_project/10m0$Build-2</meta:generator>
    <meta:document-statistic meta:table-count="0" meta:image-count="0" meta:object-count="0" meta:page-count="2" meta:paragraph-count="23" meta:word-count="650" meta:character-count="4260" meta:non-whitespace-character-count="3628"/>
  </office:meta>
</office:document-meta>
</file>